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23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4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4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4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4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4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4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4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4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modified data: </text:p>
          </table:table-cell>
          <table:table-cell table:number-columns-repeated="23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4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4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4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4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4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4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4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4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20"/>
        </table:table-row>
        <table:table-row table:style-name="ro1">
          <table:table-cell office:value-type="string">
            <text:p>Weight: <text:s/>light</text:p>
          </table:table-cell>
          <table:table-cell table:number-columns-repeated="23"/>
        </table:table-row>
        <table:table-row table:style-name="ro1">
          <table:table-cell office:value-type="string">
            <text:p>Time: <text:s/>sudden</text:p>
          </table:table-cell>
          <table:table-cell table:number-columns-repeated="23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23"/>
        </table:table-row>
        <table:table-row table:style-name="ro1">
          <table:table-cell office:value-type="string">
            <text:p>Flow: <text:s/>free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23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23"/>
        </table:table-row>
        <table:table-row table:style-name="ro1">
          <table:table-cell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Original data: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New interpolated data: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8">
            <text:p>11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7">
            <text:p>117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5">
            <text:p>115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4">
            <text:p>114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1">
            <text:p>111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7">
            <text:p>107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6">
            <text:p>106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9">
            <text:p>9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2">
            <text:p>10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1" table:number-columns-repeated="3" table:default-cell-style-name="Default"/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>
            <draw:frame table:end-cell-address="Sheet2.N300" table:end-x="2.231cm" table:end-y="0.105cm" draw:z-index="0" draw:style-name="gr1" svg:width="26.969cm" svg:height="8.103cm" svg:x="0.101cm" svg:y="0.099cm">
              <draw:object draw:notify-on-update-of-ranges="Sheet2.A1:Sheet2.A297 Sheet2.B1:Sheet2.B2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8:2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8T18:20:2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92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6.97cm" svg:height="8.104cm" chart:class="chart:line" chart:style-name="ch1">
        <chart:title svg:x="8.802cm" svg:y="0.163cm" chart:style-name="ch2">
          <text:p>Multiresolution Filtering effects (interpolation last)</text:p>
        </chart:title>
        <chart:subtitle svg:x="11.646cm" svg:y="0.828cm" chart:style-name="ch3">
          <text:p>CH: 6, G0=-2, G3=+2</text:p>
        </chart:subtitle>
        <chart:legend chart:legend-position="end" svg:x="24.565cm" svg:y="3.583cm" chart:style-name="ch4"/>
        <chart:plot-area chart:style-name="ch5" table:cell-range-address="Sheet2.A1:Sheet2.B297" svg:x="0.877cm" svg:y="1.441cm" svg:width="23.149cm" svg:height="6.377cm">
          <chart:axis chart:dimension="x" chart:name="primary-x" chart:style-name="ch6">
            <chart:title svg:x="11.904cm" svg:y="7.409cm" chart:style-name="ch7">
              <text:p>Frame/step</text:p>
            </chart:title>
          </chart:axis>
          <chart:axis chart:dimension="y" chart:name="primary-y" chart:style-name="ch6">
            <chart:title svg:x="0.54cm" svg:y="4.754cm" chart:style-name="ch8">
              <text:p>Angle</text:p>
            </chart:title>
            <chart:grid chart:style-name="ch9" chart:class="major"/>
          </chart:axis>
          <chart:series chart:style-name="ch10" chart:values-cell-range-address="Sheet2.A1:Sheet2.A297" chart:class="chart:line">
            <chart:data-point chart:repeated="297"/>
          </chart:series>
          <chart:series chart:style-name="ch11" chart:values-cell-range-address="Sheet2.B1:Sheet2.B297" chart:class="chart:line">
            <chart:data-point chart:repeated="2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">
                <text:p>1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">
                <text:p>1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#NAN">
                <text:p>1.#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#NAN">
                <text:p>1.#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#NAN">
                <text:p>1.#NAN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#NAN">
                <text:p>1.#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#NAN">
                <text:p>1.#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#NAN">
                <text:p>1.#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#NAN">
                <text:p>1.#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#NAN">
                <text:p>1.#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#NAN">
                <text:p>1.#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#NAN">
                <text:p>1.#NAN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#NAN">
                <text:p>1.#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#NAN">
                <text:p>1.#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#NAN">
                <text:p>1.#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#NAN">
                <text:p>1.#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#NAN">
                <text:p>1.#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#NAN">
                <text:p>1.#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#NAN">
                <text:p>1.#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#NAN">
                <text:p>1.#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#NAN">
                <text:p>1.#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#NAN">
                <text:p>1.#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#NAN">
                <text:p>1.#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#NAN">
                <text:p>1.#NAN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#NAN">
                <text:p>1.#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#NAN">
                <text:p>1.#NAN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